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5.81cm" fo:margin-left="-0.399cm" table:align="left" style:writing-mode="lr-tb"/>
    </style:style>
    <style:style style:name="Tabela4.A" style:family="table-column">
      <style:table-column-properties style:column-width="3.007cm"/>
    </style:style>
    <style:style style:name="Tabela4.B" style:family="table-column">
      <style:table-column-properties style:column-width="12.802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4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2" style:family="table">
      <style:table-properties style:width="15.822cm" fo:margin-left="-0.399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8.202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5" style:family="table">
      <style:table-properties style:width="15.81cm" fo:margin-left="-0.399cm" table:align="left" style:writing-mode="lr-tb"/>
    </style:style>
    <style:style style:name="Tabela5.A" style:family="table-column">
      <style:table-column-properties style:column-width="3.007cm"/>
    </style:style>
    <style:style style:name="Tabela5.B" style:family="table-column">
      <style:table-column-properties style:column-width="12.802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5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3" style:family="table">
      <style:table-properties style:width="15.822cm" fo:margin-left="-0.399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8.20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3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7" style:family="table">
      <style:table-properties style:width="15.81cm" fo:margin-left="-0.399cm" table:align="left" style:writing-mode="lr-tb"/>
    </style:style>
    <style:style style:name="Tabela7.A" style:family="table-column">
      <style:table-column-properties style:column-width="3.007cm"/>
    </style:style>
    <style:style style:name="Tabela7.B" style:family="table-column">
      <style:table-column-properties style:column-width="12.802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7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8" style:family="table">
      <style:table-properties style:width="15.822cm" fo:margin-left="-0.399cm" table:align="left" style:writing-mode="lr-tb"/>
    </style:style>
    <style:style style:name="Tabela8.A" style:family="table-column">
      <style:table-column-properties style:column-width="7.62cm"/>
    </style:style>
    <style:style style:name="Tabela8.B" style:family="table-column">
      <style:table-column-properties style:column-width="8.202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8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" style:family="table">
      <style:table-properties style:width="15.81cm" fo:margin-left="-0.399cm" table:align="left" style:writing-mode="lr-tb"/>
    </style:style>
    <style:style style:name="Tabela1.A" style:family="table-column">
      <style:table-column-properties style:column-width="3.007cm"/>
    </style:style>
    <style:style style:name="Tabela1.B" style:family="table-column">
      <style:table-column-properties style:column-width="12.80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9" style:family="table">
      <style:table-properties style:width="15.822cm" fo:margin-left="-0.399cm" table:align="left" style:writing-mode="lr-tb"/>
    </style:style>
    <style:style style:name="Tabela9.A" style:family="table-column">
      <style:table-column-properties style:column-width="7.62cm"/>
    </style:style>
    <style:style style:name="Tabela9.B" style:family="table-column">
      <style:table-column-properties style:column-width="8.202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9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6" style:family="table">
      <style:table-properties style:width="15.81cm" fo:margin-left="-0.399cm" table:align="left" style:writing-mode="lr-tb"/>
    </style:style>
    <style:style style:name="Tabela6.A" style:family="table-column">
      <style:table-column-properties style:column-width="3.007cm"/>
    </style:style>
    <style:style style:name="Tabela6.B" style:family="table-column">
      <style:table-column-properties style:column-width="12.802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6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bela10" style:family="table">
      <style:table-properties style:width="15.822cm" fo:margin-left="-0.399cm" table:align="left" style:writing-mode="lr-tb"/>
    </style:style>
    <style:style style:name="Tabela10.A" style:family="table-column">
      <style:table-column-properties style:column-width="7.62cm"/>
    </style:style>
    <style:style style:name="Tabela10.B" style:family="table-column">
      <style:table-column-properties style:column-width="8.202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Tabela10.A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officeooo:rsid="0013703c" officeooo:paragraph-rsid="00054d9f" style:font-name-asian="Arial1"/>
    </style:style>
    <style:style style:name="P2" style:family="paragraph" style:parent-style-name="Standard">
      <style:text-properties officeooo:rsid="0013703c" officeooo:paragraph-rsid="0006a3c8" style:font-name-asian="Arial1"/>
    </style:style>
    <style:style style:name="P3" style:family="paragraph" style:parent-style-name="Standard">
      <style:text-properties officeooo:rsid="0013703c" officeooo:paragraph-rsid="000af484" style:font-name-asian="Arial1"/>
    </style:style>
    <style:style style:name="P4" style:family="paragraph" style:parent-style-name="Standard">
      <style:text-properties officeooo:paragraph-rsid="00054d9f" style:font-name-asian="Arial1"/>
    </style:style>
    <style:style style:name="P5" style:family="paragraph" style:parent-style-name="Standard">
      <style:text-properties officeooo:rsid="0014958a" officeooo:paragraph-rsid="00054d9f" style:font-name-asian="Arial1"/>
    </style:style>
    <style:style style:name="P6" style:family="paragraph" style:parent-style-name="Standard">
      <style:text-properties officeooo:rsid="0014958a" officeooo:paragraph-rsid="000af484" style:font-name-asian="Arial1"/>
    </style:style>
    <style:style style:name="P7" style:family="paragraph" style:parent-style-name="Standard">
      <style:text-properties officeooo:paragraph-rsid="0006a3c8" style:font-name-asian="Arial1"/>
    </style:style>
    <style:style style:name="P8" style:family="paragraph" style:parent-style-name="Standard">
      <style:text-properties officeooo:rsid="000eed4a" officeooo:paragraph-rsid="000af484" style:font-name-asian="Arial1"/>
    </style:style>
    <style:style style:name="P9" style:family="paragraph" style:parent-style-name="Standard">
      <style:text-properties officeooo:paragraph-rsid="000af484" style:font-name-asian="Arial1"/>
    </style:style>
    <style:style style:name="P10" style:family="paragraph" style:parent-style-name="Standard">
      <style:text-properties officeooo:paragraph-rsid="000b2c89" style:font-name-asian="Arial1"/>
    </style:style>
    <style:style style:name="P11" style:family="paragraph" style:parent-style-name="Standard">
      <style:text-properties fo:font-weight="bold" officeooo:rsid="0010da88" officeooo:paragraph-rsid="00054d9f" style:font-name-asian="Arial1" style:font-weight-asian="bold"/>
    </style:style>
    <style:style style:name="P12" style:family="paragraph" style:parent-style-name="Standard">
      <style:text-properties fo:font-weight="bold" officeooo:rsid="0014958a" officeooo:paragraph-rsid="00054d9f" style:font-name-asian="Arial1" style:font-weight-asian="bold"/>
    </style:style>
    <style:style style:name="P13" style:family="paragraph" style:parent-style-name="Standard">
      <style:paragraph-properties fo:text-align="justify" style:justify-single-word="false"/>
      <style:text-properties officeooo:paragraph-rsid="00054d9f"/>
    </style:style>
    <style:style style:name="P14" style:family="paragraph" style:parent-style-name="Standard">
      <style:paragraph-properties fo:text-align="justify" style:justify-single-word="false"/>
      <style:text-properties officeooo:paragraph-rsid="0006a3c8"/>
    </style:style>
    <style:style style:name="P15" style:family="paragraph" style:parent-style-name="Standard">
      <style:text-properties officeooo:paragraph-rsid="00054d9f"/>
    </style:style>
    <style:style style:name="P16" style:family="paragraph" style:parent-style-name="Standard">
      <style:text-properties officeooo:paragraph-rsid="000af484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318cm"/>
          <style:tab-stop style:position="0.635cm"/>
          <style:tab-stop style:position="1.27cm"/>
          <style:tab-stop style:position="1.568cm"/>
          <style:tab-stop style:position="1.886cm"/>
          <style:tab-stop style:position="2.521cm"/>
          <style:tab-stop style:position="3.501cm"/>
        </style:tab-stops>
      </style:paragraph-properties>
      <style:text-properties fo:font-weight="bold" officeooo:rsid="0014958a" officeooo:paragraph-rsid="0006a3c8" style:font-name-asian="Arial1" style:font-weight-asian="bold"/>
    </style:style>
    <style:style style:name="P18" style:family="paragraph" style:parent-style-name="Standard">
      <style:text-properties officeooo:rsid="00091384" officeooo:paragraph-rsid="00091384" style:font-name-asian="Arial1"/>
    </style:style>
    <style:style style:name="P19" style:family="paragraph" style:parent-style-name="Standard">
      <style:text-properties officeooo:rsid="0015f8bc" officeooo:paragraph-rsid="000af484" style:font-name-asian="Arial1"/>
    </style:style>
    <style:style style:name="P20" style:family="paragraph" style:parent-style-name="Standard">
      <style:text-properties officeooo:rsid="000af484" officeooo:paragraph-rsid="000af484" style:font-name-asian="Arial1"/>
    </style:style>
    <style:style style:name="P21" style:family="paragraph" style:parent-style-name="Standard">
      <style:text-properties officeooo:rsid="000b2c89" officeooo:paragraph-rsid="000b2c89" style:font-name-asian="Arial1"/>
    </style:style>
    <style:style style:name="P22" style:family="paragraph" style:parent-style-name="Standard">
      <style:text-properties officeooo:paragraph-rsid="000bb804" style:font-name-asian="Arial1"/>
    </style:style>
    <style:style style:name="P23" style:family="paragraph" style:parent-style-name="Standard">
      <style:text-properties officeooo:rsid="0015f8bc" officeooo:paragraph-rsid="000af484"/>
    </style:style>
    <style:style style:name="P24" style:family="paragraph" style:parent-style-name="Standard">
      <style:text-properties fo:font-weight="normal" officeooo:rsid="0015f8bc" officeooo:paragraph-rsid="000af484" style:font-name-asian="Arial1" style:font-weight-asian="normal" style:font-weight-complex="normal"/>
    </style:style>
    <style:style style:name="P25" style:family="paragraph" style:parent-style-name="Standard">
      <style:text-properties officeooo:rsid="000af484" officeooo:paragraph-rsid="000af484"/>
    </style:style>
    <style:style style:name="P26" style:family="paragraph" style:parent-style-name="Standard">
      <style:paragraph-properties fo:text-align="justify" style:justify-single-word="false"/>
      <style:text-properties officeooo:paragraph-rsid="000bb804"/>
    </style:style>
    <style:style style:name="T1" style:family="text">
      <style:text-properties officeooo:rsid="0013703c"/>
    </style:style>
    <style:style style:name="T2" style:family="text">
      <style:text-properties officeooo:rsid="000eed4a" style:font-name-asian="Arial1"/>
    </style:style>
    <style:style style:name="T3" style:family="text">
      <style:text-properties officeooo:rsid="0010da88" style:font-name-asian="Arial1"/>
    </style:style>
    <style:style style:name="T4" style:family="text">
      <style:text-properties officeooo:rsid="0013703c" style:font-name-asian="Arial1"/>
    </style:style>
    <style:style style:name="T5" style:family="text">
      <style:text-properties officeooo:rsid="0014958a" style:font-name-asian="Arial1"/>
    </style:style>
    <style:style style:name="T6" style:family="text">
      <style:text-properties officeooo:rsid="0012d5c3" style:font-name-asian="Arial1"/>
    </style:style>
    <style:style style:name="T7" style:family="text">
      <style:text-properties officeooo:rsid="0015f375" style:font-name-asian="Arial1"/>
    </style:style>
    <style:style style:name="T8" style:family="text">
      <style:text-properties officeooo:rsid="0015738e" style:font-name-asian="Arial1"/>
    </style:style>
    <style:style style:name="T9" style:family="text">
      <style:text-properties officeooo:rsid="00167669" style:font-name-asian="Arial1"/>
    </style:style>
    <style:style style:name="T10" style:family="text">
      <style:text-properties officeooo:rsid="0006a3c8" style:font-name-asian="Arial1"/>
    </style:style>
    <style:style style:name="T11" style:family="text">
      <style:text-properties officeooo:rsid="0007d3b8" style:font-name-asian="Arial1"/>
    </style:style>
    <style:style style:name="T12" style:family="text">
      <style:text-properties officeooo:rsid="000af484" style:font-name-asian="Arial1"/>
    </style:style>
    <style:style style:name="T13" style:family="text">
      <style:text-properties officeooo:rsid="0015f375"/>
    </style:style>
    <style:style style:name="T14" style:family="text">
      <style:text-properties officeooo:rsid="0006a3c8"/>
    </style:style>
    <style:style style:name="T15" style:family="text">
      <style:text-properties officeooo:rsid="000af484"/>
    </style:style>
    <style:style style:name="T16" style:family="text">
      <style:text-properties officeooo:rsid="0015f8bc"/>
    </style:style>
    <style:style style:name="T17" style:family="text">
      <style:text-properties officeooo:rsid="000b2c89"/>
    </style:style>
    <style:style style:name="T18" style:family="text">
      <style:text-properties officeooo:rsid="000bb8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4">Caso de Uso:</text:p>
          </table:table-cell>
          <table:table-cell table:style-name="Tabela4.A1" office:value-type="string">
            <text:p text:style-name="P11">Registrar <text:span text:style-name="T1">usuário</text:span></text:p>
          </table:table-cell>
        </table:table-row>
        <table:table-row table:style-name="Tabela4.1">
          <table:table-cell table:style-name="Tabela4.A1" office:value-type="string">
            <text:p text:style-name="P4">Ator(es):</text:p>
          </table:table-cell>
          <table:table-cell table:style-name="Tabela4.A1" office:value-type="string">
            <text:p text:style-name="P1">Gerente</text:p>
          </table:table-cell>
        </table:table-row>
        <table:table-row table:style-name="Tabela4.1">
          <table:table-cell table:style-name="Tabela4.A3" office:value-type="string">
            <text:p text:style-name="P18">Finalidade: </text:p>
          </table:table-cell>
          <table:table-cell table:style-name="Tabela4.A3" office:value-type="string">
            <text:p text:style-name="P18">Registrar um funcionário no sistema</text:p>
          </table:table-cell>
        </table:table-row>
        <table:table-row table:style-name="Tabela4.1">
          <table:table-cell table:style-name="Tabela4.A1" office:value-type="string">
            <text:p text:style-name="P4">Tipo:</text:p>
          </table:table-cell>
          <table:table-cell table:style-name="Tabela4.A1" office:value-type="string">
            <text:p text:style-name="P1">Secundário <text:span text:style-name="T15">e essencial</text:span></text:p>
          </table:table-cell>
        </table:table-row>
        <table:table-row table:style-name="Tabela4.1">
          <table:table-cell table:style-name="Tabela4.A1" office:value-type="string">
            <text:p text:style-name="P4">Descrição:</text:p>
          </table:table-cell>
          <table:table-cell table:style-name="Tabela4.A1" office:value-type="string">
            <text:p text:style-name="P13"><text:span text:style-name="T2">Após logar no sistema, </text:span><text:span text:style-name="T3">o </text:span><text:span text:style-name="T4">gerente</text:span><text:span text:style-name="T3"> registra um novo </text:span><text:span text:style-name="T5">usuário</text:span><text:span text:style-name="T3"> inserindo os seguintes dados </text:span><text:span text:style-name="T6">obrigatórios</text:span><text:span text:style-name="T3">: nome, idade, sexo, CPF, tipo do usuário (gerente ou funcionário), e-mail e senha.</text:span></text:p>
          </table:table-cell>
        </table:table-row>
        <table:table-row table:style-name="Tabela4.1">
          <table:table-cell table:style-name="Tabela4.A3" office:value-type="string">
            <text:p text:style-name="P22"><text:span text:style-name="T18">Referências Cruzadas:</text:span></text:p>
          </table:table-cell>
          <table:table-cell table:style-name="Tabela4.A3" office:value-type="string">
            <text:p text:style-name="P26"><text:span text:style-name="T18">RF7</text:span></text:p>
          </table:table-cell>
        </table:table-row>
      </table:table>
      <text:p text:style-name="P23">Sequência típica de eventos:</text:p>
      <text:p text:style-name="P1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Ação do ator</text:p>
          </table:table-cell>
          <table:table-cell table:style-name="Tabela2.A1" office:value-type="string">
            <text:p text:style-name="P24">Resposta do sistema</text:p>
          </table:table-cell>
        </table:table-row>
        <table:table-row table:style-name="Tabela2.1">
          <table:table-cell table:style-name="Tabela2.A1" office:value-type="string">
            <text:p text:style-name="P9"><text:span text:style-name="T16">1. Este caso de uso começa quando o </text:span><text:span text:style-name="T15">gerente</text:span><text:span text:style-name="T16"> </text:span><text:span text:style-name="T15">deseja registrar um usuário no sistema</text:span></text:p>
          </table:table-cell>
          <table:table-cell table:style-name="Tabela2.A1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20">2. O gerente insere os dados do usuário</text:p>
          </table:table-cell>
          <table:table-cell table:style-name="Tabela2.A3" office:value-type="string">
            <text:p text:style-name="P8"><text:span text:style-name="T15">3. </text:span><text:span text:style-name="T16">Exibe a mensagem de </text:span><text:span text:style-name="T15">cadastro</text:span><text:span text:style-name="T16"> bem sucedido</text:span></text:p>
          </table:table-cell>
        </table:table-row>
      </table:table>
      <text:p text:style-name="P16"><text:span text:style-name="T15">Linha 2: </text:span><text:span text:style-name="T16">O usuário não insere os dados obrigatórios. Exibe mensagem de erro.</text:span></text:p>
      <text:p text:style-name="P1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">Caso de Uso:</text:p>
          </table:table-cell>
          <table:table-cell table:style-name="Tabela5.A1" office:value-type="string">
            <text:p text:style-name="P12">Alterar <text:s/>usuário</text:p>
          </table:table-cell>
        </table:table-row>
        <table:table-row table:style-name="Tabela5.1">
          <table:table-cell table:style-name="Tabela5.A1" office:value-type="string">
            <text:p text:style-name="P4">Ator(es):</text:p>
          </table:table-cell>
          <table:table-cell table:style-name="Tabela5.A1" office:value-type="string">
            <text:p text:style-name="P1">Gerente</text:p>
          </table:table-cell>
        </table:table-row>
        <table:table-row table:style-name="Tabela5.1">
          <table:table-cell table:style-name="Tabela5.A3" office:value-type="string">
            <text:p text:style-name="P18">Finalidade:</text:p>
          </table:table-cell>
          <table:table-cell table:style-name="Tabela5.A3" office:value-type="string">
            <text:p text:style-name="P18">Alterar as informações de usuário</text:p>
          </table:table-cell>
        </table:table-row>
        <table:table-row table:style-name="Tabela5.1">
          <table:table-cell table:style-name="Tabela5.A1" office:value-type="string">
            <text:p text:style-name="P4">Tipo:</text:p>
          </table:table-cell>
          <table:table-cell table:style-name="Tabela5.A1" office:value-type="string">
            <text:p text:style-name="P3">Secundário <text:span text:style-name="T15">e essencial</text:span></text:p>
          </table:table-cell>
        </table:table-row>
        <table:table-row table:style-name="Tabela5.1">
          <table:table-cell table:style-name="Tabela5.A1" office:value-type="string">
            <text:p text:style-name="P4">Descrição:</text:p>
          </table:table-cell>
          <table:table-cell table:style-name="Tabela5.A1" office:value-type="string">
            <text:p text:style-name="P14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alterado </text:span><text:span text:style-name="T7">e em seguida altera seus dados</text:span><text:span text:style-name="T5">. </text:span><text:span text:style-name="T10">Somente o gerente chefe poderá alterar outros gerentes.</text:span><text:span text:style-name="T5"> </text:span></text:p>
          </table:table-cell>
        </table:table-row>
        <table:table-row table:style-name="Tabela5.1">
          <table:table-cell table:style-name="Tabela5.A3" office:value-type="string">
            <text:p text:style-name="P22"><text:span text:style-name="T18">Referências Cruzadas:</text:span></text:p>
          </table:table-cell>
          <table:table-cell table:style-name="Tabela5.A3" office:value-type="string">
            <text:p text:style-name="P26"><text:span text:style-name="T18">RF8, RF7</text:span></text:p>
          </table:table-cell>
        </table:table-row>
      </table:table>
      <text:p text:style-name="P23">Sequência típica de eventos:</text:p>
      <text:p text:style-name="P1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9">Ação do ator</text:p>
          </table:table-cell>
          <table:table-cell table:style-name="Tabela3.A1" office:value-type="string">
            <text:p text:style-name="P24">Resposta do sistema</text:p>
          </table:table-cell>
        </table:table-row>
        <table:table-row table:style-name="Tabela3.1">
          <table:table-cell table:style-name="Tabela3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alterar informações de um usuário no sistema</text:span></text:p>
          </table:table-cell>
          <table:table-cell table:style-name="Tabela3.A1" office:value-type="string">
            <text:p text:style-name="P8"/>
          </table:table-cell>
        </table:table-row>
        <table:table-row table:style-name="Tabela3.1">
          <table:table-cell table:style-name="Tabela3.A3" office:value-type="string">
            <text:p text:style-name="P20">2. Seleciona um usuário através do e-mail</text:p>
          </table:table-cell>
          <table:table-cell table:style-name="Tabela3.A3" office:value-type="string">
            <text:p text:style-name="P20">3. Exibe as informações do usuário</text:p>
          </table:table-cell>
        </table:table-row>
        <table:table-row table:style-name="Tabela3.1">
          <table:table-cell table:style-name="Tabela3.A3" office:value-type="string">
            <text:p text:style-name="P20">4. Altera os dados que deseja</text:p>
          </table:table-cell>
          <table:table-cell table:style-name="Tabela3.A3" office:value-type="string">
            <text:p text:style-name="P20">5. Exibe a mensagem de alteração bem sucedida</text:p>
          </table:table-cell>
        </table:table-row>
      </table:table>
      <text:p text:style-name="P25">Linha 2: O gerente insere e-mail não cadastrado. Exibe mensagem de erro.</text:p>
      <text:p text:style-name="P25">Linha 4: O gerente apaga dados obrigatórios. Exibe mensagem de erro.</text:p>
      <text:p text:style-name="P1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4">Caso de Uso:</text:p>
          </table:table-cell>
          <table:table-cell table:style-name="Tabela7.A1" office:value-type="string">
            <text:p text:style-name="P12"><text:span text:style-name="T13">R</text:span>emover usuário</text:p>
          </table:table-cell>
        </table:table-row>
        <table:table-row table:style-name="Tabela7.1">
          <table:table-cell table:style-name="Tabela7.A1" office:value-type="string">
            <text:p text:style-name="P4">Ator(es):</text:p>
          </table:table-cell>
          <table:table-cell table:style-name="Tabela7.A1" office:value-type="string">
            <text:p text:style-name="P1">Gerente</text:p>
          </table:table-cell>
        </table:table-row>
        <table:table-row table:style-name="Tabela7.1">
          <table:table-cell table:style-name="Tabela7.A3" office:value-type="string">
            <text:p text:style-name="P18">Finalidade:</text:p>
          </table:table-cell>
          <table:table-cell table:style-name="Tabela7.A3" office:value-type="string">
            <text:p text:style-name="P18">Remover um usuário do sistema </text:p>
          </table:table-cell>
        </table:table-row>
        <table:table-row table:style-name="Tabela7.1">
          <table:table-cell table:style-name="Tabela7.A1" office:value-type="string">
            <text:p text:style-name="P4">Tipo:</text:p>
          </table:table-cell>
          <table:table-cell table:style-name="Tabela7.A1" office:value-type="string">
            <text:p text:style-name="P3">Secundário <text:span text:style-name="T15">e essencial</text:span></text:p>
          </table:table-cell>
        </table:table-row>
        <table:table-row table:style-name="Tabela7.1">
          <table:table-cell table:style-name="Tabela7.A1" office:value-type="string">
            <text:p text:style-name="P4">Descrição:</text:p>
          </table:table-cell>
          <table:table-cell table:style-name="Tabela7.A1" office:value-type="string">
            <text:p text:style-name="P13"><text:span text:style-name="T2">Após logar no sistema, </text:span><text:span text:style-name="T3">o </text:span><text:span text:style-name="T4">gerente</text:span><text:span text:style-name="T3"> </text:span><text:span text:style-name="T5">escolhe o usuário (através do email) a ser removido. </text:span><text:span text:style-name="T10">Somente o gerente chefe poderá remover outros gerentes.</text:span><text:span text:style-name="T5"> </text:span></text:p>
          </table:table-cell>
        </table:table-row>
        <table:table-row table:style-name="Tabela7.1">
          <table:table-cell table:style-name="Tabela7.A3" office:value-type="string">
            <text:p text:style-name="P22"><text:span text:style-name="T18">Referências Cruzadas:</text:span></text:p>
          </table:table-cell>
          <table:table-cell table:style-name="Tabela7.A3" office:value-type="string">
            <text:p text:style-name="P26"><text:span text:style-name="T18">RF8, RF7</text:span></text:p>
          </table:table-cell>
        </table:table-row>
      </table:table>
      <text:p text:style-name="P23">Sequência típica de eventos:</text:p>
      <text:p text:style-name="P1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9">Ação do ator</text:p>
          </table:table-cell>
          <table:table-cell table:style-name="Tabela8.A1" office:value-type="string">
            <text:p text:style-name="P24">Resposta do sistema</text:p>
          </table:table-cell>
        </table:table-row>
        <text:soft-page-break/>
        <table:table-row table:style-name="Tabela8.1">
          <table:table-cell table:style-name="Tabela8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remover um usuário do sistema</text:span></text:p>
          </table:table-cell>
          <table:table-cell table:style-name="Tabela8.A1" office:value-type="string">
            <text:p text:style-name="P8"/>
          </table:table-cell>
        </table:table-row>
        <table:table-row table:style-name="Tabela8.1">
          <table:table-cell table:style-name="Tabela8.A3" office:value-type="string">
            <text:p text:style-name="P20">2. Seleciona um usuário através do e-mail</text:p>
          </table:table-cell>
          <table:table-cell table:style-name="Tabela8.A3" office:value-type="string">
            <text:p text:style-name="P20">3. Exibe a mensagem de confirmação</text:p>
          </table:table-cell>
        </table:table-row>
        <table:table-row table:style-name="Tabela8.1">
          <table:table-cell table:style-name="Tabela8.A3" office:value-type="string">
            <text:p text:style-name="P20">4. Confirma a remoção</text:p>
          </table:table-cell>
          <table:table-cell table:style-name="Tabela8.A3" office:value-type="string">
            <text:p text:style-name="P20">5. Exibe a mensagem de remoção bem sucedida</text:p>
          </table:table-cell>
        </table:table-row>
      </table:table>
      <text:p text:style-name="P25">Linha 2: O gerente insere e-mail não cadastrado. Exibe mensagem de erro.</text:p>
      <text:p text:style-name="P25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Caso de Uso:</text:p>
          </table:table-cell>
          <table:table-cell table:style-name="Tabela1.A1" office:value-type="string">
            <text:p text:style-name="P17"><text:span text:style-name="T14">Indicar </text:span>usuários autorizados</text:p>
          </table:table-cell>
        </table:table-row>
        <table:table-row table:style-name="Tabela1.1">
          <table:table-cell table:style-name="Tabela1.A1" office:value-type="string">
            <text:p text:style-name="P7">Ator(es):</text:p>
          </table:table-cell>
          <table:table-cell table:style-name="Tabela1.A1" office:value-type="string">
            <text:p text:style-name="P2">Gerente</text:p>
          </table:table-cell>
        </table:table-row>
        <table:table-row table:style-name="Tabela1.1">
          <table:table-cell table:style-name="Tabela1.A3" office:value-type="string">
            <text:p text:style-name="P18">Finalidade:</text:p>
          </table:table-cell>
          <table:table-cell table:style-name="Tabela1.A3" office:value-type="string">
            <text:p text:style-name="P20">Diferenciar usuários comuns de gerentes</text:p>
          </table:table-cell>
        </table:table-row>
        <table:table-row table:style-name="Tabela1.1">
          <table:table-cell table:style-name="Tabela1.A1" office:value-type="string">
            <text:p text:style-name="P7">Tipo:</text:p>
          </table:table-cell>
          <table:table-cell table:style-name="Tabela1.A1" office:value-type="string">
            <text:p text:style-name="P3">Secundário <text:span text:style-name="T15">e essencial</text:span></text:p>
          </table:table-cell>
        </table:table-row>
        <table:table-row table:style-name="Tabela1.1">
          <table:table-cell table:style-name="Tabela1.A1" office:value-type="string">
            <text:p text:style-name="P7">Descrição:</text:p>
          </table:table-cell>
          <table:table-cell table:style-name="Tabela1.A1" office:value-type="string">
            <text:p text:style-name="P14"><text:span text:style-name="T2">Após logar no sistema, </text:span><text:span text:style-name="T3">o </text:span><text:span text:style-name="T4">gerente</text:span><text:span text:style-name="T3"> </text:span><text:span text:style-name="T5">escolhe </text:span><text:span text:style-name="T10">quais usuários terão os privilégios de gerente </text:span><text:span text:style-name="T12">através de uma lista</text:span><text:span text:style-name="T10">.</text:span></text:p>
          </table:table-cell>
        </table:table-row>
        <table:table-row table:style-name="Tabela1.1">
          <table:table-cell table:style-name="Tabela1.A3" office:value-type="string">
            <text:p text:style-name="P22"><text:span text:style-name="T18">Referências Cruzadas:</text:span></text:p>
          </table:table-cell>
          <table:table-cell table:style-name="Tabela1.A3" office:value-type="string">
            <text:p text:style-name="P26"><text:span text:style-name="T18">RF9, RF7</text:span></text:p>
          </table:table-cell>
        </table:table-row>
      </table:table>
      <text:p text:style-name="P23">Sequência típica de eventos:</text:p>
      <text:p text:style-name="P23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9">Ação do ator</text:p>
          </table:table-cell>
          <table:table-cell table:style-name="Tabela9.A1" office:value-type="string">
            <text:p text:style-name="P24">Resposta do sistema</text:p>
          </table:table-cell>
        </table:table-row>
        <table:table-row table:style-name="Tabela9.1">
          <table:table-cell table:style-name="Tabela9.A1" office:value-type="string">
            <text:p text:style-name="P9"><text:span text:style-name="T15">1. </text:span><text:span text:style-name="T16">Este caso de uso começa quando o </text:span><text:span text:style-name="T15">gerente</text:span><text:span text:style-name="T16"> </text:span><text:span text:style-name="T15">deseja indicar os usuários que terão privilégios de gerente</text:span></text:p>
          </table:table-cell>
          <table:table-cell table:style-name="Tabela9.A1" office:value-type="string">
            <text:p text:style-name="P8"/>
          </table:table-cell>
        </table:table-row>
        <table:table-row table:style-name="Tabela9.1">
          <table:table-cell table:style-name="Tabela9.A3" office:value-type="string">
            <text:p text:style-name="P20">2. O gerente seleciona os usuários em uma lista</text:p>
          </table:table-cell>
          <table:table-cell table:style-name="Tabela9.A3" office:value-type="string">
            <text:p text:style-name="P20">3. Exibe a mensagem de seleção bem sucedida</text:p>
          </table:table-cell>
        </table:table-row>
      </table:table>
      <text:p text:style-name="P1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">Caso de Uso:</text:p>
          </table:table-cell>
          <table:table-cell table:style-name="Tabela6.A1" office:value-type="string">
            <text:p text:style-name="P12">Visualizar histórico do doador</text:p>
          </table:table-cell>
        </table:table-row>
        <table:table-row table:style-name="Tabela6.1">
          <table:table-cell table:style-name="Tabela6.A1" office:value-type="string">
            <text:p text:style-name="P4">Ator(es):</text:p>
          </table:table-cell>
          <table:table-cell table:style-name="Tabela6.A1" office:value-type="string">
            <text:p text:style-name="P5">Usuário</text:p>
          </table:table-cell>
        </table:table-row>
        <table:table-row table:style-name="Tabela6.1">
          <table:table-cell table:style-name="Tabela6.A3" office:value-type="string">
            <text:p text:style-name="P18">Finalidade:</text:p>
          </table:table-cell>
          <table:table-cell table:style-name="Tabela6.A3" office:value-type="string">
            <text:p text:style-name="P20">Mostrar informações das últimas doações de um doador</text:p>
          </table:table-cell>
        </table:table-row>
        <table:table-row table:style-name="Tabela6.1">
          <table:table-cell table:style-name="Tabela6.A1" office:value-type="string">
            <text:p text:style-name="P4">Tipo:</text:p>
          </table:table-cell>
          <table:table-cell table:style-name="Tabela6.A1" office:value-type="string">
            <text:p text:style-name="P6">Primário<text:span text:style-name="T1"> </text:span><text:span text:style-name="T15">e essencial</text:span></text:p>
          </table:table-cell>
        </table:table-row>
        <table:table-row table:style-name="Tabela6.1">
          <table:table-cell table:style-name="Tabela6.A1" office:value-type="string">
            <text:p text:style-name="P4">Descrição:</text:p>
          </table:table-cell>
          <table:table-cell table:style-name="Tabela6.A1" office:value-type="string">
            <text:p text:style-name="P13"><text:span text:style-name="T2">Após </text:span><text:span text:style-name="T8">efetuar o cadastro de uma nova doação, o usuário poderá visualizar os seguintes dados relacionados à última doação (se existir) feita pelo doador</text:span><text:span text:style-name="T5">: </text:span><text:span text:style-name="T8">código da última doação, peso(Kg), Hb/Hit, PA</text:span><text:span text:style-name="T9">(mmHg)</text:span><text:span text:style-name="T8">, reações adversas(nenhuma, leve, moderada, grave), descrição da reação, </text:span><text:span text:style-name="T11">p</text:span><text:span text:style-name="T10">eso atual(Kg), hematócrito(%) ou hemoglobina (g/dl), pulso(bpm), temperatura(ºC), pressão arterial(mmhg), apto, inapto definitivo – código, inapto temporariamente – código, período de inaptidão(dias), triador, código do triador. <text:s/></text:span></text:p>
          </table:table-cell>
        </table:table-row>
        <table:table-row table:style-name="Tabela6.1">
          <table:table-cell table:style-name="Tabela6.A3" office:value-type="string">
            <text:p text:style-name="P22"><text:span text:style-name="T18">Referências Cruzadas:</text:span></text:p>
          </table:table-cell>
          <table:table-cell table:style-name="Tabela6.A3" office:value-type="string">
            <text:p text:style-name="P26"><text:span text:style-name="T18">RF2, RF3</text:span></text:p>
          </table:table-cell>
        </table:table-row>
      </table:table>
      <text:p text:style-name="P23">Sequência típica de eventos:</text:p>
      <text:p text:style-name="P23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Ação do ator</text:p>
          </table:table-cell>
          <table:table-cell table:style-name="Tabela10.A1" office:value-type="string">
            <text:p text:style-name="P24">Resposta do sistema</text:p>
          </table:table-cell>
        </table:table-row>
        <table:table-row table:style-name="Tabela10.1">
          <table:table-cell table:style-name="Tabela10.A1" office:value-type="string">
            <text:p text:style-name="P10"><text:span text:style-name="T15">1. </text:span><text:span text:style-name="T16">O usuário </text:span><text:span text:style-name="T17">cadastra uma nova doação</text:span></text:p>
          </table:table-cell>
          <table:table-cell table:style-name="Tabela10.A1" office:value-type="string">
            <text:p text:style-name="P8"/>
          </table:table-cell>
        </table:table-row>
        <table:table-row table:style-name="Tabela10.1">
          <table:table-cell table:style-name="Tabela10.A3" office:value-type="string">
            <text:p text:style-name="P21">2. O usuário visualiza as informações da última doação feita pelo doador</text:p>
          </table:table-cell>
          <table:table-cell table:style-name="Tabela10.A3" office:value-type="string">
            <text:p text:style-name="P1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4:33:18.55</meta:creation-date>
    <dc:date>2015-01-30T11:59:13.22</dc:date>
    <meta:editing-duration>P0D</meta:editing-duration>
    <meta:editing-cycles>5</meta:editing-cycles>
    <meta:generator>LibreOffice/3.6$Windows_x86 LibreOffice_project/e29a214-2bbed72-0621de6-a97528c-8f066d</meta:generator>
    <meta:document-statistic meta:table-count="10" meta:image-count="0" meta:object-count="0" meta:page-count="2" meta:paragraph-count="97" meta:word-count="545" meta:character-count="3440" meta:non-whitespace-character-count="2985"/>
  </office:meta>
</office:document-meta>
</file>